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a152b" officeooo:paragraph-rsid="001a152b"/>
    </style:style>
    <style:style style:name="T1" style:family="text">
      <style:text-properties officeooo:rsid="001a15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7800717060928587" text:style-name="L1">
        <text:list-item>
          <text:p text:style-name="P1"><text:span text:style-name="T1">Mati: </text:span>przedstawienie projektu</text:p>
          <text:list>
            <text:list-item>
              <text:p text:style-name="P2">O co chodzi w projekcie</text:p>
            </text:list-item>
            <text:list-item>
              <text:p text:style-name="P2">dlaczego własnie go wybralismy</text:p>
            </text:list-item>
            <text:list-item>
              <text:p text:style-name="P2">z czym mielismy problem</text:p>
            </text:list-item>
            <text:list-item>
              <text:p text:style-name="P2">do czego moze sie przydac</text:p>
            </text:list-item>
          </text:list>
        </text:list-item>
        <text:list-item>
          <text:p text:style-name="P1"><text:span text:style-name="T1">Piotr: </text:span>Omówienie celu projektu</text:p>
          <text:list>
            <text:list-item>
              <text:p text:style-name="P2">Zapoznanie sie z procesem projektowania i wytwarzania oprogramowania</text:p>
            </text:list-item>
            <text:list-item>
              <text:p text:style-name="P2">Poszerzenie wiedzy z programowania obiektowaego C++</text:p>
            </text:list-item>
            <text:list-item>
              <text:p text:style-name="P2">Zapoznanie się z pogramami ułatwiającymi wytwarzanie oprogramowania i działania w zespole</text:p>
            </text:list-item>
          </text:list>
        </text:list-item>
        <text:list-item>
          <text:p text:style-name="P1"><text:span text:style-name="T1">Alicja: </text:span>Omówienie wykorystanych narzędzi</text:p>
          <text:list>
            <text:list-item>
              <text:p text:style-name="P1">VP i QT omówimy podczas omawiania diagramów oraz kodu</text:p>
            </text:list-item>
            <text:list-item>
              <text:p text:style-name="P1">GitHub – omówienie działania i pokazanie komitów</text:p>
            </text:list-item>
          </text:list>
        </text:list-item>
        <text:list-item>
          <text:p text:style-name="P1"><text:span text:style-name="T1">Piotr:</text:span> Etap projektowania – specyfikacja</text:p>
          <text:list>
            <text:list-item>
              <text:p text:style-name="P1">Omówienie podejścia do problemu, burza mózgów etc. </text:p>
            </text:list-item>
          </text:list>
        </text:list-item>
      </text:list>
      <text:p text:style-name="Standard"><text:tab/><text:tab/>Cały<text:span text:style-name="T1"> proces wytwórczy oporgramowania skąłda sie z kilku kluczowych etapow, pierwszy z nich jesy specyfikacja; polega on na omowniu całego problmu zastanownia sie w grupie nad rozmiwazaniem go w najbardziej optymalny sposob. Podzieleni pracy oraz wyznaczenie terminow.</text:span></text:p>
      <text:list xml:id="list214344212846075" text:continue-numbering="true" text:style-name="L1">
        <text:list-item>
          <text:p text:style-name="P1">Etap projektowania - projektowanie</text:p>
          <text:list>
            <text:list-item>
              <text:p text:style-name="P1">Analiza tekstowa etc</text:p>
            </text:list-item>
            <text:list-item>
              <text:p text:style-name="P1">Diagramy przypadków użycia</text:p>
            </text:list-item>
            <text:list-item>
              <text:p text:style-name="P1">Diagramy aktywności</text:p>
            </text:list-item>
            <text:list-item>
              <text:p text:style-name="P1">Diagramy sekwencji</text:p>
            </text:list-item>
            <text:list-item>
              <text:p text:style-name="P1">Diagramy klas</text:p>
            </text:list-item>
          </text:list>
        </text:list-item>
        <text:list-item>
          <text:p text:style-name="P1">3 Etap projektowania – implementacja</text:p>
          <text:list>
            <text:list-item>
              <text:p text:style-name="P1">Generacja kodów z diagramów klas</text:p>
            </text:list-item>
            <text:list-item>
              <text:p text:style-name="P1">Implementacja kodu w programie QT i pokazania programu</text:p>
            </text:list-item>
            <text:list-item>
              <text:p text:style-name="P1">Omówienie wzorców projektowych</text:p>
              <text:list>
                <text:list-item>
                  <text:p text:style-name="P1">Kreacyjny wzorzec projektowy – budowniczy (builder)</text:p>
                </text:list-item>
                <text:list-item>
                  <text:p text:style-name="P1">Strukturalny wzorzec projektowy - ?</text:p>
                </text:list-item>
                <text:list-item>
                  <text:p text:style-name="P1">Czynnościowy wzorzec projektowy - ?</text:p>
                </text:list-item>
              </text:list>
            </text:list-item>
          </text:list>
        </text:list-item>
        <text:list-item>
          <text:p text:style-name="P1">4 Etap projektowania - integrac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22S</meta:editing-duration>
    <meta:editing-cycles>4</meta:editing-cycles>
    <meta:generator>LibreOffice/5.0.2.2$Windows_x86 LibreOffice_project/37b43f919e4de5eeaca9b9755ed688758a8251fe</meta:generator>
    <dc:date>2016-01-14T21:43:43.006000000</dc:date>
    <meta:document-statistic meta:table-count="0" meta:image-count="0" meta:object-count="0" meta:page-count="1" meta:paragraph-count="29" meta:word-count="201" meta:character-count="1361" meta:non-whitespace-character-count="1210"/>
    <meta:user-defined meta:name="Info 1"/>
    <meta:user-defined meta:name="Info 2"/>
    <meta:user-defined meta:name="Info 3"/>
    <meta:user-defined meta:name="Info 4"/>
  </office:meta>
</office:document-meta>
</file>